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5.35pt"/>
    </style:style>
    <style:style style:name="co2" style:family="table-column">
      <style:table-column-properties fo:break-before="auto" style:column-width="96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tisfaction-gares-sncf_2014" table:style-name="ta1">
        <table:shapes>
          <draw:frame draw:z-index="0" draw:style-name="gr1" draw:text-style-name="P1" svg:width="453.51pt" svg:height="255.09pt" svg:x="376.33pt" svg:y="2.83pt">
            <draw:object draw:notify-on-update-of-ranges="'satisfaction-gares-sncf_2014'.E1:'satisfaction-gares-sncf_2014'.E38 'satisfaction-gares-sncf_2014'.F1:'satisfaction-gares-sncf_2014'.F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Satisfaction globale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table:formula="of:=NORMDIST([.E1];[.$B$40];[.$B$43]; 0)" office:value-type="float" office:value="0.00465527075086938" calcext:value-type="float">
            <text:p>0.00465527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ROPORT Charles De Gaulle 2 TGV ROISSY</text:p>
          </table:table-cell>
          <table:table-cell office:value-type="float" office:value="7.4" calcext:value-type="float">
            <text:p>7.4</text:p>
          </table:table-cell>
          <table:table-cell table:formula="of:=NORMDIST([.B2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6.6" calcext:value-type="float">
            <text:p>6.6</text:p>
          </table:table-cell>
          <table:table-cell table:formula="of:=NORMDIST([.E2];[.$B$40];[.$B$43]; 0)" office:value-type="float" office:value="0.132246305302009" calcext:value-type="float">
            <text:p>0.13224630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X EN PROVENCE TGV</text:p>
          </table:table-cell>
          <table:table-cell office:value-type="float" office:value="7.5" calcext:value-type="float">
            <text:p>7.5</text:p>
          </table:table-cell>
          <table:table-cell table:formula="of:=NORMDIST([.B3];[.$B$40];[.$B$43]; 0)" office:value-type="float" office:value="0.97513441113367" calcext:value-type="float">
            <text:p>0.9751344111</text:p>
          </table:table-cell>
          <table:table-cell/>
          <table:table-cell office:value-type="float" office:value="6.7" calcext:value-type="float">
            <text:p>6.7</text:p>
          </table:table-cell>
          <table:table-cell table:formula="of:=NORMDIST([.E3];[.$B$40];[.$B$43]; 0)" office:value-type="float" office:value="0.213210680459891" calcext:value-type="float">
            <text:p>0.2132106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IENS</text:p>
          </table:table-cell>
          <table:table-cell office:value-type="float" office:value="7.3" calcext:value-type="float">
            <text:p>7.3</text:p>
          </table:table-cell>
          <table:table-cell table:formula="of:=NORMDIST([.B4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6.9" calcext:value-type="float">
            <text:p>6.9</text:p>
          </table:table-cell>
          <table:table-cell table:formula="of:=NORMDIST([.E4];[.$B$40];[.$B$43]; 0)" office:value-type="float" office:value="0.457506703246899" calcext:value-type="float">
            <text:p>0.4575067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RS saint LAUD</text:p>
          </table:table-cell>
          <table:table-cell office:value-type="float" office:value="7.6" calcext:value-type="float">
            <text:p>7.6</text:p>
          </table:table-cell>
          <table:table-cell table:formula="of:=NORMDIST([.B5];[.$B$40];[.$B$43]; 0)" office:value-type="float" office:value="0.884510423546161" calcext:value-type="float">
            <text:p>0.8845104235</text:p>
          </table:table-cell>
          <table:table-cell/>
          <table:table-cell office:value-type="float" office:value="6.9" calcext:value-type="float">
            <text:p>6.9</text:p>
          </table:table-cell>
          <table:table-cell table:formula="of:=NORMDIST([.E5];[.$B$40];[.$B$43]; 0)" office:value-type="float" office:value="0.457506703246899" calcext:value-type="float">
            <text:p>0.4575067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IGNON TGV</text:p>
          </table:table-cell>
          <table:table-cell office:value-type="float" office:value="7.9" calcext:value-type="float">
            <text:p>7.9</text:p>
          </table:table-cell>
          <table:table-cell table:formula="of:=NORMDIST([.B6];[.$B$40];[.$B$43]; 0)" office:value-type="float" office:value="0.449876958186288" calcext:value-type="float">
            <text:p>0.4498769582</text:p>
          </table:table-cell>
          <table:table-cell/>
          <table:table-cell office:value-type="float" office:value="7" calcext:value-type="float">
            <text:p>7</text:p>
          </table:table-cell>
          <table:table-cell table:formula="of:=NORMDIST([.E6];[.$B$40];[.$B$43]; 0)" office:value-type="float" office:value="0.608920448137877" calcext:value-type="float">
            <text:p>0.6089204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DEAUX saint JEAN</text:p>
          </table:table-cell>
          <table:table-cell office:value-type="float" office:value="7.8" calcext:value-type="float">
            <text:p>7.8</text:p>
          </table:table-cell>
          <table:table-cell table:formula="of:=NORMDIST([.B7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1" calcext:value-type="float">
            <text:p>7.1</text:p>
          </table:table-cell>
          <table:table-cell table:formula="of:=NORMDIST([.E7];[.$B$40];[.$B$43]; 0)" office:value-type="float" office:value="0.760272971405806" calcext:value-type="float">
            <text:p>0.7602729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JON VILLE</text:p>
          </table:table-cell>
          <table:table-cell office:value-type="float" office:value="7.8" calcext:value-type="float">
            <text:p>7.8</text:p>
          </table:table-cell>
          <table:table-cell table:formula="of:=NORMDIST([.B8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NORMDIST([.E8];[.$B$40];[.$B$43]; 0)" office:value-type="float" office:value="0.890480553858921" calcext:value-type="float">
            <text:p>0.8904805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7" calcext:value-type="float">
            <text:p>7</text:p>
          </table:table-cell>
          <table:table-cell table:formula="of:=NORMDIST([.B9];[.$B$40];[.$B$43]; 0)" office:value-type="float" office:value="0.608920448137877" calcext:value-type="float">
            <text:p>0.6089204481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NORMDIST([.E9];[.$B$40];[.$B$43]; 0)" office:value-type="float" office:value="0.890480553858921" calcext:value-type="float">
            <text:p>0.8904805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7.6" calcext:value-type="float">
            <text:p>7.6</text:p>
          </table:table-cell>
          <table:table-cell table:formula="of:=NORMDIST([.B10];[.$B$40];[.$B$43]; 0)" office:value-type="float" office:value="0.884510423546161" calcext:value-type="float">
            <text:p>0.8845104235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0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LE EUROPE</text:p>
          </table:table-cell>
          <table:table-cell office:value-type="float" office:value="7.7" calcext:value-type="float">
            <text:p>7.7</text:p>
          </table:table-cell>
          <table:table-cell table:formula="of:=NORMDIST([.B11];[.$B$40];[.$B$43]; 0)" office:value-type="float" office:value="0.752640049246274" calcext:value-type="float">
            <text:p>0.7526400492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1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LE FLANDRES</text:p>
          </table:table-cell>
          <table:table-cell office:value-type="float" office:value="7.8" calcext:value-type="float">
            <text:p>7.8</text:p>
          </table:table-cell>
          <table:table-cell table:formula="of:=NORMDIST([.B12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2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YON PART DIEU</text:p>
          </table:table-cell>
          <table:table-cell office:value-type="float" office:value="6.9" calcext:value-type="float">
            <text:p>6.9</text:p>
          </table:table-cell>
          <table:table-cell table:formula="of:=NORMDIST([.B13];[.$B$40];[.$B$43]; 0)" office:value-type="float" office:value="0.457506703246899" calcext:value-type="float">
            <text:p>0.4575067032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3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YON PERRACHE</text:p>
          </table:table-cell>
          <table:table-cell office:value-type="float" office:value="7.2" calcext:value-type="float">
            <text:p>7.2</text:p>
          </table:table-cell>
          <table:table-cell table:formula="of:=NORMDIST([.B14];[.$B$40];[.$B$43]; 0)" office:value-type="float" office:value="0.890480553858921" calcext:value-type="float">
            <text:p>0.8904805539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4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NE <text:s/>LA <text:s/>VALLEE CHESSY</text:p>
          </table:table-cell>
          <table:table-cell office:value-type="float" office:value="7.4" calcext:value-type="float">
            <text:p>7.4</text:p>
          </table:table-cell>
          <table:table-cell table:formula="of:=NORMDIST([.B15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5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 saint CHARLES</text:p>
          </table:table-cell>
          <table:table-cell office:value-type="float" office:value="7.1" calcext:value-type="float">
            <text:p>7.1</text:p>
          </table:table-cell>
          <table:table-cell table:formula="of:=NORMDIST([.B16];[.$B$40];[.$B$43]; 0)" office:value-type="float" office:value="0.760272971405806" calcext:value-type="float">
            <text:p>0.7602729714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6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Z VILLE</text:p>
          </table:table-cell>
          <table:table-cell office:value-type="float" office:value="7.3" calcext:value-type="float">
            <text:p>7.3</text:p>
          </table:table-cell>
          <table:table-cell table:formula="of:=NORMDIST([.B17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17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PELLIER SAINT <text:s/>ROCH</text:p>
          </table:table-cell>
          <table:table-cell office:value-type="float" office:value="7.2" calcext:value-type="float">
            <text:p>7.2</text:p>
          </table:table-cell>
          <table:table-cell table:formula="of:=NORMDIST([.B18];[.$B$40];[.$B$43]; 0)" office:value-type="float" office:value="0.890480553858921" calcext:value-type="float">
            <text:p>0.8904805539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18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HOUSE</text:p>
          </table:table-cell>
          <table:table-cell office:value-type="float" office:value="7.3" calcext:value-type="float">
            <text:p>7.3</text:p>
          </table:table-cell>
          <table:table-cell table:formula="of:=NORMDIST([.B19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19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7.8" calcext:value-type="float">
            <text:p>7.8</text:p>
          </table:table-cell>
          <table:table-cell table:formula="of:=NORMDIST([.B20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20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7.6" calcext:value-type="float">
            <text:p>7.6</text:p>
          </table:table-cell>
          <table:table-cell table:formula="of:=NORMDIST([.B21];[.$B$40];[.$B$43]; 0)" office:value-type="float" office:value="0.884510423546161" calcext:value-type="float">
            <text:p>0.8845104235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21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E VILLE</text:p>
          </table:table-cell>
          <table:table-cell office:value-type="float" office:value="6.1" calcext:value-type="float">
            <text:p>6.1</text:p>
          </table:table-cell>
          <table:table-cell table:formula="of:=NORMDIST([.B22];[.$B$40];[.$B$43]; 0)" office:value-type="float" office:value="0.00465527075086938" calcext:value-type="float">
            <text:p>0.0046552708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NORMDIST([.E22];[.$B$40];[.$B$43]; 0)" office:value-type="float" office:value="0.97513441113367" calcext:value-type="float">
            <text:p>0.9751344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AUSTERLITZ</text:p>
          </table:table-cell>
          <table:table-cell office:value-type="float" office:value="7.3" calcext:value-type="float">
            <text:p>7.3</text:p>
          </table:table-cell>
          <table:table-cell table:formula="of:=NORMDIST([.B23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NORMDIST([.E23];[.$B$40];[.$B$43]; 0)" office:value-type="float" office:value="0.97513441113367" calcext:value-type="float">
            <text:p>0.9751344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BERCY</text:p>
          </table:table-cell>
          <table:table-cell office:value-type="float" office:value="7.4" calcext:value-type="float">
            <text:p>7.4</text:p>
          </table:table-cell>
          <table:table-cell table:formula="of:=NORMDIST([.B24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7.6" calcext:value-type="float">
            <text:p>7.6</text:p>
          </table:table-cell>
          <table:table-cell table:formula="of:=NORMDIST([.E24];[.$B$40];[.$B$43]; 0)" office:value-type="float" office:value="0.884510423546161" calcext:value-type="float">
            <text:p>0.8845104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EST</text:p>
          </table:table-cell>
          <table:table-cell office:value-type="float" office:value="7.5" calcext:value-type="float">
            <text:p>7.5</text:p>
          </table:table-cell>
          <table:table-cell table:formula="of:=NORMDIST([.B25];[.$B$40];[.$B$43]; 0)" office:value-type="float" office:value="0.97513441113367" calcext:value-type="float">
            <text:p>0.9751344111</text:p>
          </table:table-cell>
          <table:table-cell/>
          <table:table-cell office:value-type="float" office:value="7.6" calcext:value-type="float">
            <text:p>7.6</text:p>
          </table:table-cell>
          <table:table-cell table:formula="of:=NORMDIST([.E25];[.$B$40];[.$B$43]; 0)" office:value-type="float" office:value="0.884510423546161" calcext:value-type="float">
            <text:p>0.8845104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GARE DE LYON</text:p>
          </table:table-cell>
          <table:table-cell office:value-type="float" office:value="7.4" calcext:value-type="float">
            <text:p>7.4</text:p>
          </table:table-cell>
          <table:table-cell table:formula="of:=NORMDIST([.B26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7.6" calcext:value-type="float">
            <text:p>7.6</text:p>
          </table:table-cell>
          <table:table-cell table:formula="of:=NORMDIST([.E26];[.$B$40];[.$B$43]; 0)" office:value-type="float" office:value="0.884510423546161" calcext:value-type="float">
            <text:p>0.8845104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MONTPARNASSE</text:p>
          </table:table-cell>
          <table:table-cell office:value-type="float" office:value="7.4" calcext:value-type="float">
            <text:p>7.4</text:p>
          </table:table-cell>
          <table:table-cell table:formula="of:=NORMDIST([.B27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7.6" calcext:value-type="float">
            <text:p>7.6</text:p>
          </table:table-cell>
          <table:table-cell table:formula="of:=NORMDIST([.E27];[.$B$40];[.$B$43]; 0)" office:value-type="float" office:value="0.884510423546161" calcext:value-type="float">
            <text:p>0.8845104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NORD</text:p>
          </table:table-cell>
          <table:table-cell office:value-type="float" office:value="6.7" calcext:value-type="float">
            <text:p>6.7</text:p>
          </table:table-cell>
          <table:table-cell table:formula="of:=NORMDIST([.B28];[.$B$40];[.$B$43]; 0)" office:value-type="float" office:value="0.213210680459891" calcext:value-type="float">
            <text:p>0.2132106805</text:p>
          </table:table-cell>
          <table:table-cell/>
          <table:table-cell office:value-type="float" office:value="7.7" calcext:value-type="float">
            <text:p>7.7</text:p>
          </table:table-cell>
          <table:table-cell table:formula="of:=NORMDIST([.E28];[.$B$40];[.$B$43]; 0)" office:value-type="float" office:value="0.752640049246274" calcext:value-type="float">
            <text:p>0.7526400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saint LAZARE</text:p>
          </table:table-cell>
          <table:table-cell office:value-type="float" office:value="7.6" calcext:value-type="float">
            <text:p>7.6</text:p>
          </table:table-cell>
          <table:table-cell table:formula="of:=NORMDIST([.B29];[.$B$40];[.$B$43]; 0)" office:value-type="float" office:value="0.884510423546161" calcext:value-type="float">
            <text:p>0.8845104235</text:p>
          </table:table-cell>
          <table:table-cell/>
          <table:table-cell office:value-type="float" office:value="7.7" calcext:value-type="float">
            <text:p>7.7</text:p>
          </table:table-cell>
          <table:table-cell table:formula="of:=NORMDIST([.E29];[.$B$40];[.$B$43]; 0)" office:value-type="float" office:value="0.752640049246274" calcext:value-type="float">
            <text:p>0.7526400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7.8" calcext:value-type="float">
            <text:p>7.8</text:p>
          </table:table-cell>
          <table:table-cell table:formula="of:=NORMDIST([.B30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0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EN RIVE DROITE</text:p>
          </table:table-cell>
          <table:table-cell office:value-type="float" office:value="6.6" calcext:value-type="float">
            <text:p>6.6</text:p>
          </table:table-cell>
          <table:table-cell table:formula="of:=NORMDIST([.B31];[.$B$40];[.$B$43]; 0)" office:value-type="float" office:value="0.132246305302009" calcext:value-type="float">
            <text:p>0.1322463053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1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nt PIERRE DES CORPS</text:p>
          </table:table-cell>
          <table:table-cell office:value-type="float" office:value="6.9" calcext:value-type="float">
            <text:p>6.9</text:p>
          </table:table-cell>
          <table:table-cell table:formula="of:=NORMDIST([.B32];[.$B$40];[.$B$43]; 0)" office:value-type="float" office:value="0.457506703246899" calcext:value-type="float">
            <text:p>0.4575067032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2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7.8" calcext:value-type="float">
            <text:p>7.8</text:p>
          </table:table-cell>
          <table:table-cell table:formula="of:=NORMDIST([.B33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3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LOUSE <text:s/>MATABIAU</text:p>
          </table:table-cell>
          <table:table-cell office:value-type="float" office:value="7.3" calcext:value-type="float">
            <text:p>7.3</text:p>
          </table:table-cell>
          <table:table-cell table:formula="of:=NORMDIST([.B34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4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RS</text:p>
          </table:table-cell>
          <table:table-cell office:value-type="float" office:value="7.9" calcext:value-type="float">
            <text:p>7.9</text:p>
          </table:table-cell>
          <table:table-cell table:formula="of:=NORMDIST([.B35];[.$B$40];[.$B$43]; 0)" office:value-type="float" office:value="0.449876958186288" calcext:value-type="float">
            <text:p>0.4498769582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5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RDES</text:p>
          </table:table-cell>
          <table:table-cell office:value-type="float" office:value="7.3" calcext:value-type="float">
            <text:p>7.3</text:p>
          </table:table-cell>
          <table:table-cell table:formula="of:=NORMDIST([.B36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9" calcext:value-type="float">
            <text:p>7.9</text:p>
          </table:table-cell>
          <table:table-cell table:formula="of:=NORMDIST([.E36];[.$B$40];[.$B$43]; 0)" office:value-type="float" office:value="0.449876958186288" calcext:value-type="float">
            <text:p>0.4498769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MES</text:p>
          </table:table-cell>
          <table:table-cell office:value-type="float" office:value="7.3" calcext:value-type="float">
            <text:p>7.3</text:p>
          </table:table-cell>
          <table:table-cell table:formula="of:=NORMDIST([.B37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9" calcext:value-type="float">
            <text:p>7.9</text:p>
          </table:table-cell>
          <table:table-cell table:formula="of:=NORMDIST([.E37];[.$B$40];[.$B$43]; 0)" office:value-type="float" office:value="0.449876958186288" calcext:value-type="float">
            <text:p>0.4498769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7.9" calcext:value-type="float">
            <text:p>7.9</text:p>
          </table:table-cell>
          <table:table-cell table:formula="of:=NORMDIST([.B38];[.$B$40];[.$B$43]; 0)" office:value-type="float" office:value="0.449876958186288" calcext:value-type="float">
            <text:p>0.4498769582</text:p>
          </table:table-cell>
          <table:table-cell/>
          <table:table-cell office:value-type="float" office:value="7.9" calcext:value-type="float">
            <text:p>7.9</text:p>
          </table:table-cell>
          <table:table-cell table:formula="of:=NORMDIST([.E38];[.$B$40];[.$B$43]; 0)" office:value-type="float" office:value="0.449876958186288" calcext:value-type="float">
            <text:p>0.4498769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LON</text:p>
          </table:table-cell>
          <table:table-cell office:value-type="float" office:value="7.7" calcext:value-type="float">
            <text:p>7.7</text:p>
          </table:table-cell>
          <table:table-cell table:formula="of:=NORMDIST([.B39];[.$B$40];[.$B$43]; 0)" office:value-type="float" office:value="0.752640049246274" calcext:value-type="float">
            <text:p>0.75264004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yenne</text:p>
          </table:table-cell>
          <table:table-cell table:style-name="ce1" table:formula="of:=AVERAGE([.B2:.B39])" office:value-type="float" office:value="7.39736842105263" calcext:value-type="float">
            <text:p>7.3973684211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1" table:formula="of:=VAR([.B2:.B39])" office:value-type="float" office:value="0.156479374110953" calcext:value-type="float">
            <text:p>0.1564793741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mediane</text:p>
          </table:table-cell>
          <table:table-cell table:style-name="ce1" table:formula="of:=MEDIAN([.B2:.B39])" office:value-type="float" office:value="7.4" calcext:value-type="float">
            <text:p>7.4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tandar dev</text:p>
          </table:table-cell>
          <table:table-cell table:formula="of:=STDEV([.B2:.B39])" office:value-type="float" office:value="0.395574738969709" calcext:value-type="float">
            <text:p>0.395574739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'satisfaction-gares-sncf_2014'.E1:'satisfaction-gares-sncf_2014'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10:54:10.611165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0T09:53:16.256048284</dc:date>
    <dc:creator>freddy </dc:creator>
    <meta:editing-duration>P4DT11H50M28S</meta:editing-duration>
    <meta:editing-cycles>2</meta:editing-cycles>
    <meta:generator>LibreOffice/4.4.2.2$Linux_X86_64 LibreOffice_project/40m0$Build-2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1cm" svg:y="4.192cm" style:legend-expansion="high" chart:style-name="ch2"/>
        <chart:plot-area chart:style-name="ch3" table:cell-range-address="'satisfaction-gares-sncf_2014'.E1:'satisfaction-gares-sncf_2014'.F38" svg:x="0.32cm" svg:y="0.18cm" svg:width="12.451cm" svg:height="8.64cm">
          <chartooo:coordinate-region svg:x="1.073cm" svg:y="0.389cm" svg:width="11.593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tisfaction-gares-sncf_2014'.F1:'satisfaction-gares-sncf_2014'.F38" chart:class="chart:scatter">
            <chart:domain table:cell-range-address="'satisfaction-gares-sncf_2014'.E1:'satisfaction-gares-sncf_2014'.E38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">
                <text:p>6.1</text:p>
                <draw:g>
                  <svg:desc>'satisfaction-gares-sncf_2014'.E1:'satisfaction-gares-sncf_2014'.E38</svg:desc>
                </draw:g>
              </table:table-cell>
              <table:table-cell office:value-type="float" office:value="0.00465527075086938">
                <text:p>0.00465527075086938</text:p>
                <draw:g>
                  <svg:desc>'satisfaction-gares-sncf_2014'.F1:'satisfaction-gares-sncf_2014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">
                <text:p>6.6</text:p>
              </table:table-cell>
              <table:table-cell office:value-type="float" office:value="0.132246305302009">
                <text:p>0.132246305302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">
                <text:p>6.7</text:p>
              </table:table-cell>
              <table:table-cell office:value-type="float" office:value="0.213210680459891">
                <text:p>0.213210680459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">
                <text:p>6.9</text:p>
              </table:table-cell>
              <table:table-cell office:value-type="float" office:value="0.457506703246899">
                <text:p>0.457506703246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">
                <text:p>6.9</text:p>
              </table:table-cell>
              <table:table-cell office:value-type="float" office:value="0.457506703246899">
                <text:p>0.457506703246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608920448137877">
                <text:p>0.608920448137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0.760272971405806">
                <text:p>0.760272971405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.890480553858921">
                <text:p>0.890480553858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">
                <text:p>7.2</text:p>
              </table:table-cell>
              <table:table-cell office:value-type="float" office:value="0.890480553858921">
                <text:p>0.890480553858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">
                <text:p>7.5</text:p>
              </table:table-cell>
              <table:table-cell office:value-type="float" office:value="0.97513441113367">
                <text:p>0.97513441113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0.97513441113367">
                <text:p>0.97513441113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6">
                <text:p>7.6</text:p>
              </table:table-cell>
              <table:table-cell office:value-type="float" office:value="0.884510423546161">
                <text:p>0.884510423546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6">
                <text:p>7.6</text:p>
              </table:table-cell>
              <table:table-cell office:value-type="float" office:value="0.884510423546161">
                <text:p>0.884510423546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">
                <text:p>7.6</text:p>
              </table:table-cell>
              <table:table-cell office:value-type="float" office:value="0.884510423546161">
                <text:p>0.884510423546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">
                <text:p>7.6</text:p>
              </table:table-cell>
              <table:table-cell office:value-type="float" office:value="0.884510423546161">
                <text:p>0.884510423546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">
                <text:p>7.7</text:p>
              </table:table-cell>
              <table:table-cell office:value-type="float" office:value="0.752640049246274">
                <text:p>0.752640049246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7">
                <text:p>7.7</text:p>
              </table:table-cell>
              <table:table-cell office:value-type="float" office:value="0.752640049246274">
                <text:p>0.752640049246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">
                <text:p>7.9</text:p>
              </table:table-cell>
              <table:table-cell office:value-type="float" office:value="0.449876958186288">
                <text:p>0.449876958186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9">
                <text:p>7.9</text:p>
              </table:table-cell>
              <table:table-cell office:value-type="float" office:value="0.449876958186288">
                <text:p>0.449876958186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9">
                <text:p>7.9</text:p>
              </table:table-cell>
              <table:table-cell office:value-type="float" office:value="0.449876958186288">
                <text:p>0.449876958186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